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fo:line-height="115%"/>
    </style:style>
    <style:style style:name="T3" style:parent-style-name="DefaultParagraphFont" style:family="text">
      <style:text-properties style:font-name="Aptos" style:font-name-asian="Aptos" style:font-name-complex="Aptos"/>
    </style:style>
    <style:style style:name="T4" style:parent-style-name="DefaultParagraphFont" style:family="text">
      <style:text-properties style:font-name="Aptos" style:font-name-asian="Aptos" style:font-name-complex="Aptos"/>
    </style:style>
    <style:style style:name="P5" style:parent-style-name="Heading3" style:family="paragraph">
      <style:paragraph-properties fo:line-height="115%"/>
      <style:text-properties style:font-name="Aptos" style:font-name-asian="Aptos" style:font-name-complex="Aptos"/>
    </style:style>
    <style:style style:name="P6" style:parent-style-name="Heading3" style:family="paragraph">
      <style:paragraph-properties fo:line-height="115%"/>
    </style:style>
    <style:style style:name="T7" style:parent-style-name="DefaultParagraphFont" style:family="text">
      <style:text-properties style:font-name="Aptos" style:font-name-asian="Aptos" style:font-name-complex="Aptos"/>
    </style:style>
    <style:style style:name="P8" style:parent-style-name="Normal" style:family="paragraph">
      <style:paragraph-properties fo:line-height="115%"/>
      <style:text-properties style:font-name="Aptos" style:font-name-asian="Aptos" style:font-name-complex="Aptos"/>
    </style:style>
    <style:style style:name="P9" style:parent-style-name="Normal" style:family="paragraph">
      <style:paragraph-properties fo:line-height="115%"/>
    </style:style>
    <style:style style:name="T10" style:parent-style-name="Hyperlink" style:family="text">
      <style:text-properties style:font-name="Aptos" style:font-name-asian="Aptos" style:font-name-complex="Aptos"/>
    </style:style>
    <style:style style:name="T11" style:parent-style-name="DefaultParagraphFont" style:family="text">
      <style:text-properties style:font-name="Aptos" style:font-name-asian="Aptos" style:font-name-complex="Aptos"/>
    </style:style>
    <style:style style:name="P12" style:parent-style-name="Normal" style:family="paragraph">
      <style:paragraph-properties fo:line-height="115%"/>
      <style:text-properties style:font-name="Aptos" style:font-name-asian="Aptos" style:font-name-complex="Aptos"/>
    </style:style>
    <style:style style:name="P13" style:parent-style-name="Normal" style:family="paragraph">
      <style:paragraph-properties fo:line-height="115%"/>
      <style:text-properties style:font-name="Aptos" style:font-name-asian="Aptos" style:font-name-complex="Aptos"/>
    </style:style>
    <style:style style:name="P14" style:parent-style-name="Normal" style:family="paragraph">
      <style:paragraph-properties fo:line-height="115%"/>
    </style:style>
    <style:style style:name="T15" style:parent-style-name="Hyperlink" style:family="text">
      <style:text-properties style:font-name="Aptos" style:font-name-asian="Aptos" style:font-name-complex="Aptos"/>
    </style:style>
    <style:style style:name="T16" style:parent-style-name="DefaultParagraphFont" style:family="text">
      <style:text-properties style:font-name="Aptos" style:font-name-asian="Aptos" style:font-name-complex="Aptos"/>
    </style:style>
    <style:style style:name="P17" style:parent-style-name="Normal" style:family="paragraph">
      <style:paragraph-properties fo:line-height="115%"/>
      <style:text-properties style:font-name="Aptos" style:font-name-asian="Aptos" style:font-name-complex="Aptos"/>
    </style:style>
    <style:style style:name="P18" style:parent-style-name="Normal" style:family="paragraph">
      <style:paragraph-properties fo:line-height="115%"/>
      <style:text-properties style:font-name="Aptos" style:font-name-asian="Aptos" style:font-name-complex="Aptos"/>
    </style:style>
    <style:style style:name="P19" style:parent-style-name="Normal" style:family="paragraph">
      <style:paragraph-properties fo:line-height="115%"/>
    </style:style>
    <style:style style:name="T20" style:parent-style-name="Hyperlink" style:family="text">
      <style:text-properties style:font-name="Aptos" style:font-name-asian="Aptos" style:font-name-complex="Aptos"/>
    </style:style>
    <style:style style:name="T21" style:parent-style-name="DefaultParagraphFont" style:family="text">
      <style:text-properties style:font-name="Aptos" style:font-name-asian="Aptos" style:font-name-complex="Aptos"/>
    </style:style>
    <style:style style:name="P22" style:parent-style-name="Normal" style:family="paragraph">
      <style:paragraph-properties fo:line-height="115%"/>
    </style:style>
    <style:style style:name="T23" style:parent-style-name="DefaultParagraphFont" style:family="text">
      <style:text-properties style:font-name="Aptos" style:font-name-asian="Aptos" style:font-name-complex="Aptos"/>
    </style:style>
    <style:style style:name="T24" style:parent-style-name="Hyperlink" style:family="text">
      <style:text-properties style:font-name="Aptos" style:font-name-asian="Aptos" style:font-name-complex="Aptos"/>
    </style:style>
    <style:style style:name="T25" style:parent-style-name="DefaultParagraphFont" style:family="text">
      <style:text-properties style:font-name="Aptos" style:font-name-asian="Aptos" style:font-name-complex="Aptos"/>
    </style:style>
    <style:style style:name="P26" style:parent-style-name="Normal" style:family="paragraph">
      <style:paragraph-properties fo:line-height="115%"/>
    </style:style>
    <style:style style:name="T27" style:parent-style-name="DefaultParagraphFont" style:family="text">
      <style:text-properties style:font-name="Aptos" style:font-name-asian="Aptos" style:font-name-complex="Aptos"/>
    </style:style>
    <style:style style:name="T28" style:parent-style-name="Hyperlink" style:family="text">
      <style:text-properties style:font-name="Aptos" style:font-name-asian="Aptos" style:font-name-complex="Aptos"/>
    </style:style>
    <style:style style:name="T29" style:parent-style-name="DefaultParagraphFont" style:family="text">
      <style:text-properties style:font-name="Aptos" style:font-name-asian="Aptos" style:font-name-complex="Aptos"/>
    </style:style>
    <style:style style:name="P30" style:parent-style-name="Normal" style:family="paragraph">
      <style:paragraph-properties fo:line-height="115%"/>
      <style:text-properties style:font-name="Aptos" style:font-name-asian="Aptos" style:font-name-complex="Aptos"/>
    </style:style>
  </office:automatic-styles>
  <office:body>
    <office:text text:use-soft-page-breaks="true">
      <text:h text:style-name="P1" text:outline-level="1">Keyboard and<text:s/>Screen reader<text:s/>guide Windows</text:h>
      <text:p text:style-name="P2"><text:span text:style-name="T3">People who use assistive technology, like screen readers, tend to use keyboard navigation instead of using a mouse.<text:s/></text:span><text:line-break/><text:span text:style-name="T4">In order to test whether your webpage is possible to navigate with a keyboard only, it is good to know a few shortcuts to fulfill some WCAG criteria.</text:span></text:p>
      <text:h text:style-name="P5" text:outline-level="3"/>
      <text:h text:style-name="P6" text:outline-level="3"><text:span text:style-name="T7">General Keyboard navigation keys</text:span></text:h>
      <text:p text:style-name="P8">TODO: må ta dette på hjemmekontor, for å faktisk få testa ut hvilke shortcuts som fungerer</text:p>
      <text:p text:style-name="P9"><text:a xlink:href="https://support.microsoft.com/en-us/windows/keyboard-shortcuts-in-windows-dcc61a57-8ff0-cffe-9796-cb9706c75eec" office:target-frame-name="_top" xlink:show="replace"><text:span text:style-name="T10">https://support.microsoft.com/en-us/windows/keyboard-shortcuts-in-windows-dcc61a57-8ff0-cffe-9796-cb9706c75eec</text:span></text:a><text:span text:style-name="T11"><text:s/></text:span></text:p>
      <text:p text:style-name="P12"/>
      <text:h text:style-name="Heading1" text:outline-level="1">Narrator</text:h>
      <text:p text:style-name="P13">Windows has a built-in screen reader called Narrator, though it seems like most windows users prefer to use external screen reading applications.<text:s/></text:p>
      <text:p text:style-name="P14"><text:a xlink:href="https://support.microsoft.com/en-us/windows/complete-guide-to-narrator-e4397a0d-ef4f-b386-d8ae-c172f109bdb1" office:target-frame-name="_top" xlink:show="replace"><text:span text:style-name="T15">https://support.microsoft.com/en-us/windows/complete-guide-to-narrator-e4397a0d-ef4f-b386-d8ae-c172f109bdb1</text:span></text:a><text:span text:style-name="T16"><text:s/></text:span></text:p>
      <text:p text:style-name="P17"/>
      <text:h text:style-name="Heading1" text:outline-level="1">NVDA</text:h>
      <text:p text:style-name="P18">A free to download screen-reading application widely used by people who need assisstive technology.</text:p>
      <text:p text:style-name="P19"><text:a xlink:href="https://download.nvaccess.org/documentation/userGuide.html" office:target-frame-name="_top" xlink:show="replace"><text:span text:style-name="T20">https://download.nvaccess.org/documentation/userGuide.html</text:span></text:a><text:span text:style-name="T21"><text:s/></text:span></text:p>
      <text:p text:style-name="P22"><text:span text:style-name="T23">Download link:<text:s/></text:span><text:a xlink:href="https://www.nvaccess.org/download/" office:target-frame-name="_top" xlink:show="replace"><text:span text:style-name="T24">https://www.nvaccess.org/download/</text:span></text:a><text:span text:style-name="T25"><text:s/></text:span></text:p>
      <text:p text:style-name="P26"><text:span text:style-name="T27">Quick-start guide:<text:s/></text:span><text:a xlink:href="https://download.nvaccess.org/documentation/userGuide.html#NVDAQuickStartGuide" office:target-frame-name="_top" xlink:show="replace"><text:span text:style-name="T28">https://download.nvaccess.org/documentation/userGuide.html#NVDAQuickStartGuide</text:span></text:a><text:span text:style-name="T29"><text:s/></text:span></text:p>
      <text:p text:style-name="P3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hasty Assi-Sirhaug</meta:initial-creator>
    <dc:creator>Mahasty Assi-Sirhaug</dc:creator>
    <meta:creation-date>2025-08-12T08:37:00Z</meta:creation-date>
    <dc:date>2025-08-12T08:37:00Z</dc:date>
    <meta:template xlink:href="Normal.dotm" xlink:type="simple"/>
    <meta:editing-cycles>2</meta:editing-cycles>
    <meta:editing-duration>PT0S</meta:editing-duration>
    <meta:user-defined meta:name="MSIP_Label_50821336-263d-4940-a74c-ab7373b99eed_Enabled">true</meta:user-defined>
    <meta:user-defined meta:name="MSIP_Label_50821336-263d-4940-a74c-ab7373b99eed_SetDate">2025-08-11T13:09:13Z</meta:user-defined>
    <meta:user-defined meta:name="MSIP_Label_50821336-263d-4940-a74c-ab7373b99eed_Method">Standard</meta:user-defined>
    <meta:user-defined meta:name="MSIP_Label_50821336-263d-4940-a74c-ab7373b99eed_Name">Internal</meta:user-defined>
    <meta:user-defined meta:name="MSIP_Label_50821336-263d-4940-a74c-ab7373b99eed_SiteId">6735929c-9dbf-473b-9fc6-5fbdcd2c9fc4</meta:user-defined>
    <meta:user-defined meta:name="MSIP_Label_50821336-263d-4940-a74c-ab7373b99eed_ActionId">1ea51e16-2026-4171-b4bd-394cf4d67fd1</meta:user-defined>
    <meta:user-defined meta:name="MSIP_Label_50821336-263d-4940-a74c-ab7373b99eed_ContentBits">0</meta:user-defined>
    <meta:user-defined meta:name="MSIP_Label_50821336-263d-4940-a74c-ab7373b99eed_Tag">10, 3, 0, 2</meta:user-defined>
    <meta:document-statistic meta:page-count="1" meta:paragraph-count="3" meta:word-count="241" meta:character-count="1613" meta:row-count="11" meta:non-whitespace-character-count="1375"/>
  </office:meta>
</office:document-meta>
</file>